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3229in" fo:margin-left="1.05in" table:align="left"/>
    </style:style>
    <style:style style:name="Table1.A" style:family="table-column">
      <style:table-column-properties style:column-width="0.2257in"/>
    </style:style>
    <style:style style:name="Table1.B" style:family="table-column">
      <style:table-column-properties style:column-width="0.2347in"/>
    </style:style>
    <style:style style:name="Table1.C" style:family="table-column">
      <style:table-column-properties style:column-width="0.5986in"/>
    </style:style>
    <style:style style:name="Table1.D" style:family="table-column">
      <style:table-column-properties style:column-width="0.6806in"/>
    </style:style>
    <style:style style:name="Table1.E" style:family="table-column">
      <style:table-column-properties style:column-width="0.5521in"/>
    </style:style>
    <style:style style:name="Table1.F" style:family="table-column">
      <style:table-column-properties style:column-width="2.03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75in" fo:margin-left="1.0403in" table:align="left"/>
    </style:style>
    <style:style style:name="Table2.A" style:family="table-column">
      <style:table-column-properties style:column-width="0.2917in"/>
    </style:style>
    <style:style style:name="Table2.B" style:family="table-column">
      <style:table-column-properties style:column-width="0.2708in"/>
    </style:style>
    <style:style style:name="Table2.C" style:family="table-column">
      <style:table-column-properties style:column-width="0.3542in"/>
    </style:style>
    <style:style style:name="Table2.D" style:family="table-column">
      <style:table-column-properties style:column-width="0.375in"/>
    </style:style>
    <style:style style:name="Table2.E" style:family="table-column">
      <style:table-column-properties style:column-width="0.8646in"/>
    </style:style>
    <style:style style:name="Table2.F" style:family="table-column">
      <style:table-column-properties style:column-width="1.21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6299in" fo:margin-left="1.05in" table:align="left"/>
    </style:style>
    <style:style style:name="Table3.A" style:family="table-column">
      <style:table-column-properties style:column-width="0.2188in"/>
    </style:style>
    <style:style style:name="Table3.B" style:family="table-column">
      <style:table-column-properties style:column-width="0.2292in"/>
    </style:style>
    <style:style style:name="Table3.C" style:family="table-column">
      <style:table-column-properties style:column-width="0.2194in"/>
    </style:style>
    <style:style style:name="Table3.D" style:family="table-column">
      <style:table-column-properties style:column-width="0.9278in"/>
    </style:style>
    <style:style style:name="Table3.E" style:family="table-column">
      <style:table-column-properties style:column-width="1.0007in"/>
    </style:style>
    <style:style style:name="Table3.F" style:family="table-column">
      <style:table-column-properties style:column-width="2.03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542in" fo:margin-left="1.05in" table:align="left"/>
    </style:style>
    <style:style style:name="Table4.A" style:family="table-column">
      <style:table-column-properties style:column-width="0.2604in"/>
    </style:style>
    <style:style style:name="Table4.B" style:family="table-column">
      <style:table-column-properties style:column-width="0.2396in"/>
    </style:style>
    <style:style style:name="Table4.C" style:family="table-column">
      <style:table-column-properties style:column-width="0.7292in"/>
    </style:style>
    <style:style style:name="Table4.D" style:family="table-column">
      <style:table-column-properties style:column-width="0.6563in"/>
    </style:style>
    <style:style style:name="Table4.E" style:family="table-column">
      <style:table-column-properties style:column-width="1.468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5521in" fo:margin-left="1.05in" table:align="left"/>
    </style:style>
    <style:style style:name="Table5.A" style:family="table-column">
      <style:table-column-properties style:column-width="0.1979in"/>
    </style:style>
    <style:style style:name="Table5.B" style:family="table-column">
      <style:table-column-properties style:column-width="0.1771in"/>
    </style:style>
    <style:style style:name="Table5.C" style:family="table-column">
      <style:table-column-properties style:column-width="0.6354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6146in"/>
    </style:style>
    <style:style style:name="Table5.F" style:family="table-column">
      <style:table-column-properties style:column-width="1.083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6146in" fo:margin-left="1.05in" table:align="left"/>
    </style:style>
    <style:style style:name="Table6.A" style:family="table-column">
      <style:table-column-properties style:column-width="0.1972in"/>
    </style:style>
    <style:style style:name="Table6.B" style:family="table-column">
      <style:table-column-properties style:column-width="0.1875in"/>
    </style:style>
    <style:style style:name="Table6.C" style:family="table-column">
      <style:table-column-properties style:column-width="0.3861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6771in"/>
    </style:style>
    <style:style style:name="Table6.F" style:family="table-column">
      <style:table-column-properties style:column-width="1.447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6146in" fo:margin-left="1.05in" table:align="left"/>
    </style:style>
    <style:style style:name="Table7.A" style:family="table-column">
      <style:table-column-properties style:column-width="0.1875in"/>
    </style:style>
    <style:style style:name="Table7.B" style:family="table-column">
      <style:table-column-properties style:column-width="0.1979in"/>
    </style:style>
    <style:style style:name="Table7.C" style:family="table-column">
      <style:table-column-properties style:column-width="0.4278in"/>
    </style:style>
    <style:style style:name="Table7.D" style:family="table-column">
      <style:table-column-properties style:column-width="0.6764in"/>
    </style:style>
    <style:style style:name="Table7.E" style:family="table-column">
      <style:table-column-properties style:column-width="0.6771in"/>
    </style:style>
    <style:style style:name="Table7.F" style:family="table-column">
      <style:table-column-properties style:column-width="1.4479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F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1.4688in" fo:margin-left="1.05in" table:align="left"/>
    </style:style>
    <style:style style:name="Table8.A" style:family="table-column">
      <style:table-column-properties style:column-width="0.1875in"/>
    </style:style>
    <style:style style:name="Table8.B" style:family="table-column">
      <style:table-column-properties style:column-width="0.1979in"/>
    </style:style>
    <style:style style:name="Table8.C" style:family="table-column">
      <style:table-column-properties style:column-width="0.4271in"/>
    </style:style>
    <style:style style:name="Table8.D" style:family="table-column">
      <style:table-column-properties style:column-width="0.656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2.0201in" fo:margin-left="1.05in" table:align="left"/>
    </style:style>
    <style:style style:name="Table9.A" style:family="table-column">
      <style:table-column-properties style:column-width="0.2181in"/>
    </style:style>
    <style:style style:name="Table9.B" style:family="table-column">
      <style:table-column-properties style:column-width="0.2083in"/>
    </style:style>
    <style:style style:name="Table9.C" style:family="table-column">
      <style:table-column-properties style:column-width="0.1875in"/>
    </style:style>
    <style:style style:name="Table9.D" style:family="table-column">
      <style:table-column-properties style:column-width="0.4063in"/>
    </style:style>
    <style:style style:name="Table9.E" style:family="table-column">
      <style:table-column-properties style:column-width="0.7188in"/>
    </style:style>
    <style:style style:name="Table9.F" style:family="table-column">
      <style:table-column-properties style:column-width="0.281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1in" fo:margin-left="1.05in" table:align="left"/>
    </style:style>
    <style:style style:name="Table10.A" style:family="table-column">
      <style:table-column-properties style:column-width="0.2292in"/>
    </style:style>
    <style:style style:name="Table10.B" style:family="table-column">
      <style:table-column-properties style:column-width="0.2083in"/>
    </style:style>
    <style:style style:name="Table10.C" style:family="table-column">
      <style:table-column-properties style:column-width="0.5403in"/>
    </style:style>
    <style:style style:name="Table10.D" style:family="table-column">
      <style:table-column-properties style:column-width="0.6236in"/>
    </style:style>
    <style:style style:name="Table10.E" style:family="table-column">
      <style:table-column-properties style:column-width="1.4986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2597in" fo:margin-left="1.05in" table:align="left"/>
    </style:style>
    <style:style style:name="Table11.A" style:family="table-column">
      <style:table-column-properties style:column-width="0.2292in"/>
    </style:style>
    <style:style style:name="Table11.B" style:family="table-column">
      <style:table-column-properties style:column-width="0.2083in"/>
    </style:style>
    <style:style style:name="Table11.C" style:family="table-column">
      <style:table-column-properties style:column-width="0.1875in"/>
    </style:style>
    <style:style style:name="Table11.D" style:family="table-column">
      <style:table-column-properties style:column-width="0.7396in"/>
    </style:style>
    <style:style style:name="Table11.E" style:family="table-column">
      <style:table-column-properties style:column-width="0.2285in"/>
    </style:style>
    <style:style style:name="Table11.F" style:family="table-column">
      <style:table-column-properties style:column-width="0.666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F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/>
    </style:style>
    <style:style style:name="P2" style:family="paragraph" style:parent-style-name="Standard" style:list-style-name="L2">
      <style:paragraph-properties fo:line-height="200%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00%"/>
    </style:style>
    <style:style style:name="P5" style:family="paragraph" style:parent-style-name="Standard" style:list-style-name="L2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line-height="100%" fo:text-align="start" style:justify-single-word="false" fo:break-before="pag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line-height="200%" fo:text-align="center" style:justify-single-word="false"/>
    </style:style>
    <style:style style:name="P11" style:family="paragraph" style:parent-style-name="Table_20_Contents">
      <style:paragraph-properties fo:line-height="100%" fo:text-align="center" style:justify-single-word="false"/>
    </style:style>
    <style:style style:name="P12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position="sub 58%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fo:font-style="italic" fo:font-weight="normal" style:font-name-asian="Liberation Serif1" style:font-name-complex="Liberation Serif1"/>
    </style:style>
    <style:style style:name="T6" style:family="text">
      <style:text-properties style:font-name="Liberation Serif" style:font-name-asian="Droid Sans" style:font-name-complex="FreeSans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="Liberation Serif" style:font-name-asian="Droid Sans" style:font-name-complex="FreeSans"/>
    </style:style>
    <style:style style:name="T9" style:family="text">
      <style:text-properties style:font-name="Asana Math" style:font-name-asian="Asana Math" style:font-name-complex="Asana Math"/>
    </style:style>
    <style:style style:name="T10" style:family="text">
      <style:text-properties style:font-name="Liberation Serif" style:font-name-asian="Asana Math" style:font-name-complex="Asana Math"/>
    </style:style>
    <style:style style:name="T11" style:family="text">
      <style:text-properties style:font-name="Liberation Serif" fo:font-style="italic" fo:font-weight="normal" style:font-name-asian="Asana Math" style:font-name-complex="Asana Math"/>
    </style:style>
    <style:style style:name="T12" style:family="text">
      <style:text-properties fo:font-style="italic" fo:font-weight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text:tab/>(p Λ (q V ¬q)) <text:s/>V (p V q) = ((p Λ q) V (p Λ ¬q)) V (p V q) </text:p>
      <text:list xml:id="list83097762" text:style-name="L2">
        <text:list-item>
          <text:list>
            <text:list-item>
              <text:p text:style-name="P5">sann</text:p>
            </text:list-item>
            <text:list-item>
              <text:p text:style-name="P5">sann</text:p>
            </text:list-item>
            <text:list-item>
              <text:p text:style-name="P2">falsk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Table_20_Contents">p</text:p>
          </table:table-cell>
          <table:table-cell table:style-name="Table1.A1" office:value-type="string">
            <text:p text:style-name="Table_20_Contents">q</text:p>
          </table:table-cell>
          <table:table-cell table:style-name="Table1.A1" office:value-type="string">
            <text:p text:style-name="Table_20_Contents">(p Λ q)</text:p>
          </table:table-cell>
          <table:table-cell table:style-name="Table1.A1" office:value-type="string">
            <text:p text:style-name="Table_20_Contents">(p Λ ¬q)</text:p>
          </table:table-cell>
          <table:table-cell table:style-name="Table1.A1" office:value-type="string">
            <text:p text:style-name="Table_20_Contents">(p V q)</text:p>
          </table:table-cell>
          <table:table-cell table:style-name="Table1.F1" office:value-type="string">
            <text:p text:style-name="Table_20_Contents">((p Λ q) V (pΛ¬q)) V (p V q)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F2" office:value-type="string">
            <text:p text:style-name="P9">0</text:p>
          </table:table-cell>
        </table:table-row>
        <table:table-row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F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F2" office:value-type="string">
            <text:p text:style-name="P9">1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9">1</text:p>
          </table:table-cell>
          <table:table-cell table:style-name="Table1.F2" office:value-type="string">
            <text:p text:style-name="P9">1</text:p>
          </table:table-cell>
        </table:table-row>
      </table:table>
      <text:p text:style-name="P1"/>
      <text:p text:style-name="P1">2)</text:p>
      <text:p text:style-name="P1"><text:tab/>a)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p</text:p>
          </table:table-cell>
          <table:table-cell table:style-name="Table2.A1" office:value-type="string">
            <text:p text:style-name="P9">q</text:p>
          </table:table-cell>
          <table:table-cell table:style-name="Table2.A1" office:value-type="string">
            <text:p text:style-name="P3">¬p</text:p>
          </table:table-cell>
          <table:table-cell table:style-name="Table2.A1" office:value-type="string">
            <text:p text:style-name="P3">¬q</text:p>
          </table:table-cell>
          <table:table-cell table:style-name="Table2.A1" office:value-type="string">
            <text:p text:style-name="P9">(¬p Λ ¬q)</text:p>
          </table:table-cell>
          <table:table-cell table:style-name="Table2.F1" office:value-type="string">
            <text:p text:style-name="P3">¬(¬p Λ ¬q)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F2" office:value-type="string">
            <text:p text:style-name="P9">0</text:p>
          </table:table-cell>
        </table:table-row>
        <table:table-row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F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F2" office:value-type="string">
            <text:p text:style-name="P9">1</text:p>
          </table:table-cell>
        </table:table-row>
        <table:table-row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A2" office:value-type="string">
            <text:p text:style-name="P9">0</text:p>
          </table:table-cell>
          <table:table-cell table:style-name="Table2.F2" office:value-type="string">
            <text:p text:style-name="P9">1</text:p>
          </table:table-cell>
        </table:table-row>
      </table:table>
      <text:p text:style-name="P1"><text:tab/></text:p>
      <text:p text:style-name="P1"><text:tab/>b)</text:p>
      <text:p text:style-name="P3"><text:tab/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9">p</text:p>
          </table:table-cell>
          <table:table-cell table:style-name="Table4.A1" office:value-type="string">
            <text:p text:style-name="P9">q</text:p>
          </table:table-cell>
          <table:table-cell table:style-name="Table4.A1" office:value-type="string">
            <text:p text:style-name="P9">(¬p V q) </text:p>
          </table:table-cell>
          <table:table-cell table:style-name="Table4.A1" office:value-type="string">
            <text:p text:style-name="P9">(p V ¬q)</text:p>
          </table:table-cell>
          <table:table-cell table:style-name="Table4.E1" office:value-type="string">
            <text:p text:style-name="P9">(¬p V q) Λ (p V ¬q)</text:p>
          </table:table-cell>
        </table:table-row>
        <table:table-row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1</text:p>
          </table:table-cell>
          <table:table-cell table:style-name="Table4.E2" office:value-type="string">
            <text:p text:style-name="P9">1</text:p>
          </table:table-cell>
        </table:table-row>
        <table:table-row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0</text:p>
          </table:table-cell>
          <table:table-cell table:style-name="Table4.E2" office:value-type="string">
            <text:p text:style-name="P9">0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0</text:p>
          </table:table-cell>
          <table:table-cell table:style-name="Table4.A2" office:value-type="string">
            <text:p text:style-name="P9">1</text:p>
          </table:table-cell>
          <table:table-cell table:style-name="Table4.E2" office:value-type="string">
            <text:p text:style-name="P9">0</text:p>
          </table:table-cell>
        </table:table-row>
        <table:table-row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1</text:p>
          </table:table-cell>
          <table:table-cell table:style-name="Table4.A2" office:value-type="string">
            <text:p text:style-name="P9">1</text:p>
          </table:table-cell>
          <table:table-cell table:style-name="Table4.E2" office:value-type="string">
            <text:p text:style-name="P9">1</text:p>
          </table:table-cell>
        </table:table-row>
      </table:table>
      <text:p text:style-name="P3"/>
      <text:p text:style-name="P1"/>
      <text:p text:style-name="P1"/>
      <text:p text:style-name="P1"/>
      <text:p text:style-name="P1"><text:soft-page-break/><text:tab/>c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p</text:p>
          </table:table-cell>
          <table:table-cell table:style-name="Table3.A1" office:value-type="string">
            <text:p text:style-name="P9">q</text:p>
          </table:table-cell>
          <table:table-cell table:style-name="Table3.A1" office:value-type="string">
            <text:p text:style-name="P9">r</text:p>
          </table:table-cell>
          <table:table-cell table:style-name="Table3.A1" office:value-type="string">
            <text:p text:style-name="P9">(¬p V q V r) </text:p>
          </table:table-cell>
          <table:table-cell table:style-name="Table3.A1" office:value-type="string">
            <text:p text:style-name="P9">(p V ¬q V ¬r)</text:p>
          </table:table-cell>
          <table:table-cell table:style-name="Table3.F1" office:value-type="string">
            <text:p text:style-name="P9">(¬p V q V r) Λ (p V ¬q V ¬r)</text:p>
          </table:table-cell>
        </table:table-row>
        <table:table-row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F2" office:value-type="string">
            <text:p text:style-name="P9">1</text:p>
          </table:table-cell>
        </table:table-row>
        <table:table-row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F2" office:value-type="string">
            <text:p text:style-name="P9">1</text:p>
          </table:table-cell>
        </table:table-row>
        <table:table-row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F2" office:value-type="string">
            <text:p text:style-name="P9">1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F2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F2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F2" office:value-type="string">
            <text:p text:style-name="P9">1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F2" office:value-type="string">
            <text:p text:style-name="P9">1</text:p>
          </table:table-cell>
        </table:table-row>
        <table:table-row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F2" office:value-type="string">
            <text:p text:style-name="P9">1</text:p>
          </table:table-cell>
        </table:table-row>
      </table:table>
      <text:p text:style-name="P1"/>
      <text:p text:style-name="P1">3)</text:p>
      <text:p text:style-name="P1"><text:tab/>p Λ (¬q V r) <text:s/>= <text:s/>¬(¬p V q) V ¬(¬p V ¬r) </text:p>
      <text:p text:style-name="P1"/>
      <text:p text:style-name="P4">4) <text:tab/>Finns ingen lösning. Båda kan tala sant om sig själva, eller ljuga om sig själva. Båda kan även <text:tab/>tala sant om varandra, eller ljuga om varandra.</text:p>
      <text:p text:style-name="P1"/>
      <text:p text:style-name="P1">5)</text:p>
      <text:p text:style-name="P4"><text:tab/>a) q→p</text:p>
      <text:p text:style-name="P4"><text:tab/>b) ¬q→¬p</text:p>
      <text:p text:style-name="P4"><text:tab/>c) q→p</text:p>
      <text:p text:style-name="P4"><text:tab/>d) p↔q<text:tab/><text:tab/></text:p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9">q</text:p>
          </table:table-cell>
          <table:table-cell table:style-name="Table5.A1" office:value-type="string">
            <text:p text:style-name="P9">p</text:p>
          </table:table-cell>
          <table:table-cell table:style-name="Table5.A1" office:value-type="string">
            <text:p text:style-name="P9">a) q→p</text:p>
          </table:table-cell>
          <table:table-cell table:style-name="Table5.A1" office:value-type="string">
            <text:p text:style-name="P11">b) ¬q→¬p</text:p>
          </table:table-cell>
          <table:table-cell table:style-name="Table5.A1" office:value-type="string">
            <text:p text:style-name="P6">c) q→p</text:p>
          </table:table-cell>
          <table:table-cell table:style-name="Table5.F1" office:value-type="string">
            <text:p text:style-name="P6">d) p↔q</text:p>
          </table:table-cell>
        </table:table-row>
        <table:table-row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F2" office:value-type="string">
            <text:p text:style-name="P9">1</text:p>
          </table:table-cell>
        </table:table-row>
        <table:table-row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1</text:p>
          </table:table-cell>
          <table:table-cell table:style-name="Table5.F2" office:value-type="string">
            <text:p text:style-name="P9">0</text:p>
          </table:table-cell>
        </table:table-row>
        <table:table-row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0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0</text:p>
          </table:table-cell>
          <table:table-cell table:style-name="Table5.F2" office:value-type="string">
            <text:p text:style-name="P9">0</text:p>
          </table:table-cell>
        </table:table-row>
        <table:table-row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F2" office:value-type="string">
            <text:p text:style-name="P9">1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6)</text:p>
      <text:p text:style-name="P4"><text:tab/>a)</text:p>
      <text:p text:style-name="P6"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9">p</text:p>
          </table:table-cell>
          <table:table-cell table:style-name="Table6.A1" office:value-type="string">
            <text:p text:style-name="P9">q</text:p>
          </table:table-cell>
          <table:table-cell table:style-name="Table6.A1" office:value-type="string">
            <text:p text:style-name="P9">p<text:span text:style-name="T1">⊕q</text:span></text:p>
          </table:table-cell>
          <table:table-cell table:style-name="Table6.A1" office:value-type="string">
            <text:p text:style-name="P9">(p Λ ¬q)</text:p>
          </table:table-cell>
          <table:table-cell table:style-name="Table6.A1" office:value-type="string">
            <text:p text:style-name="P9">(¬p Λ q)</text:p>
          </table:table-cell>
          <table:table-cell table:style-name="Table6.F1" office:value-type="string">
            <text:p text:style-name="P9">(p Λ ¬q) V (¬p Λ q)</text:p>
          </table:table-cell>
        </table:table-row>
        <table:table-row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0</text:p>
          </table:table-cell>
          <table:table-cell table:style-name="Table6.F2" office:value-type="string">
            <text:p text:style-name="P9">0</text:p>
          </table:table-cell>
        </table:table-row>
        <table:table-row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1</text:p>
          </table:table-cell>
          <table:table-cell table:style-name="Table6.F2" office:value-type="string">
            <text:p text:style-name="P9">1</text:p>
          </table:table-cell>
        </table:table-row>
        <table:table-row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0</text:p>
          </table:table-cell>
          <table:table-cell table:style-name="Table6.F2" office:value-type="string">
            <text:p text:style-name="P9">1</text:p>
          </table:table-cell>
        </table:table-row>
        <table:table-row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0</text:p>
          </table:table-cell>
          <table:table-cell table:style-name="Table6.A2" office:value-type="string">
            <text:p text:style-name="P9">0</text:p>
          </table:table-cell>
          <table:table-cell table:style-name="Table6.F2" office:value-type="string">
            <text:p text:style-name="P9">0</text:p>
          </table:table-cell>
        </table:table-row>
      </table:table>
      <text:p text:style-name="P6"/>
      <text:p text:style-name="P7"><text:tab/>b)</text:p>
      <text:p text:style-name="P7"><text:tab/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9">p</text:p>
          </table:table-cell>
          <table:table-cell table:style-name="Table7.A1" office:value-type="string">
            <text:p text:style-name="P9">q</text:p>
          </table:table-cell>
          <table:table-cell table:style-name="Table7.A1" office:value-type="string">
            <text:p text:style-name="P6">p↔q</text:p>
          </table:table-cell>
          <table:table-cell table:style-name="Table7.A1" office:value-type="string">
            <text:p text:style-name="P9">(p→q)</text:p>
          </table:table-cell>
          <table:table-cell table:style-name="Table7.A1" office:value-type="string">
            <text:p text:style-name="P9">(q→p)</text:p>
          </table:table-cell>
          <table:table-cell table:style-name="Table7.F1" office:value-type="string">
            <text:p text:style-name="P9">(p→q) Λ (q→p)</text:p>
          </table:table-cell>
        </table:table-row>
        <table:table-row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1</text:p>
          </table:table-cell>
          <table:table-cell table:style-name="Table7.F2" office:value-type="string">
            <text:p text:style-name="P9">1</text:p>
          </table:table-cell>
        </table:table-row>
        <table:table-row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0</text:p>
          </table:table-cell>
          <table:table-cell table:style-name="Table7.F2" office:value-type="string">
            <text:p text:style-name="P9">0</text:p>
          </table:table-cell>
        </table:table-row>
        <table:table-row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0</text:p>
          </table:table-cell>
          <table:table-cell table:style-name="Table7.A2" office:value-type="string">
            <text:p text:style-name="P9">1</text:p>
          </table:table-cell>
          <table:table-cell table:style-name="Table7.F2" office:value-type="string">
            <text:p text:style-name="P9">0</text:p>
          </table:table-cell>
        </table:table-row>
        <table:table-row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1</text:p>
          </table:table-cell>
          <table:table-cell table:style-name="Table7.F2" office:value-type="string">
            <text:p text:style-name="P9">1</text:p>
          </table:table-cell>
        </table:table-row>
      </table:table>
      <text:p text:style-name="P7"/>
      <text:p text:style-name="P7"><text:tab/>c)</text:p>
      <text:p text:style-name="P7"><text:tab/><text:tab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9">p</text:p>
          </table:table-cell>
          <table:table-cell table:style-name="Table8.A1" office:value-type="string">
            <text:p text:style-name="P9">q</text:p>
          </table:table-cell>
          <table:table-cell table:style-name="Table8.A1" office:value-type="string">
            <text:p text:style-name="P9">p→q</text:p>
          </table:table-cell>
          <table:table-cell table:style-name="Table8.D1" office:value-type="string">
            <text:p text:style-name="P9">¬p V q</text:p>
          </table:table-cell>
        </table:table-row>
        <table:table-row>
          <table:table-cell table:style-name="Table8.A2" office:value-type="string">
            <text:p text:style-name="P9">0</text:p>
          </table:table-cell>
          <table:table-cell table:style-name="Table8.A2" office:value-type="string">
            <text:p text:style-name="P9">0</text:p>
          </table:table-cell>
          <table:table-cell table:style-name="Table8.A2" office:value-type="string">
            <text:p text:style-name="P9">1</text:p>
          </table:table-cell>
          <table:table-cell table:style-name="Table8.D2" office:value-type="string">
            <text:p text:style-name="P9">1</text:p>
          </table:table-cell>
        </table:table-row>
        <table:table-row>
          <table:table-cell table:style-name="Table8.A2" office:value-type="string">
            <text:p text:style-name="P9">0</text:p>
          </table:table-cell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9">1</text:p>
          </table:table-cell>
          <table:table-cell table:style-name="Table8.D2" office:value-type="string">
            <text:p text:style-name="P9">1</text:p>
          </table:table-cell>
        </table:table-row>
        <table:table-row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9">0</text:p>
          </table:table-cell>
          <table:table-cell table:style-name="Table8.A2" office:value-type="string">
            <text:p text:style-name="P9">0</text:p>
          </table:table-cell>
          <table:table-cell table:style-name="Table8.D2" office:value-type="string">
            <text:p text:style-name="P9">0</text:p>
          </table:table-cell>
        </table:table-row>
        <table:table-row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9">1</text:p>
          </table:table-cell>
          <table:table-cell table:style-name="Table8.D2" office:value-type="string">
            <text:p text:style-name="P9">1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8">7)</text:p>
      <text:p text:style-name="P7"><text:tab/>a)</text:p>
      <text:p text:style-name="P7"><text:tab/><text:tab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table:number-rows-spanned="2" office:value-type="string">
            <text:p text:style-name="P9">p</text:p>
          </table:table-cell>
          <table:table-cell table:style-name="Table9.A1" table:number-rows-spanned="2" office:value-type="string">
            <text:p text:style-name="P9">q</text:p>
          </table:table-cell>
          <table:table-cell table:style-name="Table9.A1" table:number-rows-spanned="2" office:value-type="string">
            <text:p text:style-name="P9">r</text:p>
          </table:table-cell>
          <table:table-cell table:style-name="Table9.A1" table:number-columns-spanned="2" office:value-type="string">
            <text:p text:style-name="P11">¬p V (¬q V r)</text:p>
          </table:table-cell>
          <table:covered-table-cell/>
          <table:table-cell table:style-name="Table9.F1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table-cell table:style-name="Table9.A2" table:number-columns-spanned="2" office:value-type="string">
            <text:p text:style-name="P9">p→(q→r)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F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F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F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F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F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F2" office:value-type="string">
            <text:p text:style-name="P9">1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0</text:p>
          </table:table-cell>
          <table:table-cell table:style-name="Table9.F2" office:value-type="string">
            <text:p text:style-name="P9">0</text:p>
          </table:table-cell>
        </table:table-row>
        <table:table-row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0</text:p>
          </table:table-cell>
          <table:table-cell table:style-name="Table9.A2" office:value-type="string">
            <text:p text:style-name="P9">1</text:p>
          </table:table-cell>
          <table:table-cell table:style-name="Table9.F2" office:value-type="string">
            <text:p text:style-name="P9">1</text:p>
          </table:table-cell>
        </table:table-row>
      </table:table>
      <text:p text:style-name="P7"/>
      <text:p text:style-name="P7"/>
      <text:p text:style-name="P7"><text:tab/>b)</text:p>
      <text:p text:style-name="P7"><text:tab/><text:tab/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2" office:value-type="string">
            <text:p text:style-name="P9">p</text:p>
          </table:table-cell>
          <table:table-cell table:style-name="Table11.A1" table:number-rows-spanned="2" office:value-type="string">
            <text:p text:style-name="P9">q</text:p>
          </table:table-cell>
          <table:table-cell table:style-name="Table11.A1" table:number-rows-spanned="2" office:value-type="string">
            <text:p text:style-name="P9">r</text:p>
          </table:table-cell>
          <table:table-cell table:style-name="Table11.A1" table:number-columns-spanned="2" office:value-type="string">
            <text:p text:style-name="P9"><text:span text:style-name="T1">¬(¬p V q) v r</text:span></text:p>
          </table:table-cell>
          <table:covered-table-cell/>
          <table:table-cell table:style-name="Table11.F1" table:number-rows-spanned="2" office:value-type="string">
            <text:p text:style-name="P9"/>
          </table:table-cell>
        </table:table-row>
        <table:table-row>
          <table:covered-table-cell/>
          <table:covered-table-cell/>
          <table:covered-table-cell/>
          <table:table-cell table:style-name="Table11.A2" table:number-columns-spanned="2" office:value-type="string">
            <text:p text:style-name="P12">((p→q)→r)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F2" office:value-type="string">
            <text:p text:style-name="P9">0</text:p>
          </table:table-cell>
        </table:table-row>
        <table:table-row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F2" office:value-type="string">
            <text:p text:style-name="P9">1</text:p>
          </table:table-cell>
        </table:table-row>
        <table:table-row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F2" office:value-type="string">
            <text:p text:style-name="P9">0</text:p>
          </table:table-cell>
        </table:table-row>
        <table:table-row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F2" office:value-type="string">
            <text:p text:style-name="P9">1</text:p>
          </table:table-cell>
        </table:table-row>
        <table:table-row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F2" office:value-type="string">
            <text:p text:style-name="P9">1</text:p>
          </table:table-cell>
        </table:table-row>
        <table:table-row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1</text:p>
          </table:table-cell>
          <table:table-cell table:style-name="Table11.F2" office:value-type="string">
            <text:p text:style-name="P9">1</text:p>
          </table:table-cell>
        </table:table-row>
        <table:table-row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0</text:p>
          </table:table-cell>
          <table:table-cell table:style-name="Table11.F2" office:value-type="string">
            <text:p text:style-name="P9">0</text:p>
          </table:table-cell>
        </table:table-row>
        <table:table-row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1</text:p>
          </table:table-cell>
          <table:table-cell table:style-name="Table11.A2" office:value-type="string">
            <text:p text:style-name="P9">0</text:p>
          </table:table-cell>
          <table:table-cell table:style-name="Table11.A2" office:value-type="string">
            <text:p text:style-name="P9">1</text:p>
          </table:table-cell>
          <table:table-cell table:style-name="Table11.F2" office:value-type="string">
            <text:p text:style-name="P9">1</text:p>
          </table:table-cell>
        </table:table-row>
      </table:table>
      <text:p text:style-name="P7"/>
      <text:p text:style-name="P7"><text:tab/></text:p>
      <text:p text:style-name="P7"/>
      <text:p text:style-name="P7"><text:tab/>c)<text:tab/> <text:s/>Tautologi!</text:p>
      <text:p text:style-name="P7"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9">p</text:p>
          </table:table-cell>
          <table:table-cell table:style-name="Table10.A1" office:value-type="string">
            <text:p text:style-name="P9">q</text:p>
          </table:table-cell>
          <table:table-cell table:style-name="Table10.A1" office:value-type="string">
            <text:p text:style-name="P9">(p↔q)</text:p>
          </table:table-cell>
          <table:table-cell table:style-name="Table10.A1" office:value-type="string">
            <text:p text:style-name="P9">(p↔¬q)</text:p>
          </table:table-cell>
          <table:table-cell table:style-name="Table10.E1" office:value-type="string">
            <text:p text:style-name="P9"><text:span text:style-name="T1">(p↔q) ⊕ (p↔¬q)</text:span></text:p>
          </table:table-cell>
        </table:table-row>
        <table:table-row>
          <table:table-cell table:style-name="Table10.A2" office:value-type="string">
            <text:p text:style-name="P9">0</text:p>
          </table:table-cell>
          <table:table-cell table:style-name="Table10.A2" office:value-type="string">
            <text:p text:style-name="P9">0</text:p>
          </table:table-cell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0</text:p>
          </table:table-cell>
          <table:table-cell table:style-name="Table10.E2" office:value-type="string">
            <text:p text:style-name="P9">1</text:p>
          </table:table-cell>
        </table:table-row>
        <table:table-row>
          <table:table-cell table:style-name="Table10.A2" office:value-type="string">
            <text:p text:style-name="P9">0</text:p>
          </table:table-cell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0</text:p>
          </table:table-cell>
          <table:table-cell table:style-name="Table10.A2" office:value-type="string">
            <text:p text:style-name="P9">1</text:p>
          </table:table-cell>
          <table:table-cell table:style-name="Table10.E2" office:value-type="string">
            <text:p text:style-name="P9">1</text:p>
          </table:table-cell>
        </table:table-row>
        <table:table-row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0</text:p>
          </table:table-cell>
          <table:table-cell table:style-name="Table10.A2" office:value-type="string">
            <text:p text:style-name="P9">0</text:p>
          </table:table-cell>
          <table:table-cell table:style-name="Table10.A2" office:value-type="string">
            <text:p text:style-name="P9">1</text:p>
          </table:table-cell>
          <table:table-cell table:style-name="Table10.E2" office:value-type="string">
            <text:p text:style-name="P9">1</text:p>
          </table:table-cell>
        </table:table-row>
        <table:table-row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0</text:p>
          </table:table-cell>
          <table:table-cell table:style-name="Table10.E2" office:value-type="string">
            <text:p text:style-name="P9">1</text:p>
          </table:table-cell>
        </table:table-row>
      </table:table>
      <text:p text:style-name="P7"/>
      <text:p text:style-name="P7"/>
      <text:p text:style-name="P7"><text:soft-page-break/>8)</text:p>
      <text:p text:style-name="P7"><text:tab/><text:tab/><text:tab/><text:tab/><text:span text:style-name="T2">Distribution<text:tab/> <text:s/>Regel 5<text:tab/><text:tab/>Regel 3</text:span></text:p>
      <text:p text:style-name="P7"><text:tab/>a) a V (¬a Λ b) = (a V ¬a) Λ (a V b) = 1 Λ (a V b) = a V b</text:p>
      <text:p text:style-name="P7"><text:tab/><text:tab/><text:tab/><text:tab/><text:span text:style-name="T2">Distribution<text:tab/> <text:s text:c="2"/>Regel 5 <text:s text:c="3"/><text:tab/>Regel 4</text:span></text:p>
      <text:p text:style-name="P7"><text:tab/>b) a Λ (¬a V b) = (a Λ ¬a) V (a Λ b) = 0 V (a Λ b) = a Λ b</text:p>
      <text:p text:style-name="P7"><text:tab/><text:tab/><text:tab/><text:tab/><text:span text:style-name="T2">Regel 8 &amp; 9<text:tab/><text:tab/> Distribution<text:tab/> Regel 3</text:span></text:p>
      <text:p text:style-name="P7"><text:tab/>c) (a V b) Λ ¬(a Λ ¬b) = (a V b) Λ (¬a V b) = (a Λ ¬a) V b = 0 V b = b</text:p>
      <text:p text:style-name="P7"><text:tab/><text:tab/><text:tab/><text:tab/><text:span text:style-name="T2">Regel 9<text:tab/><text:tab/><text:tab/>Distribution<text:tab/>Regel 5</text:span></text:p>
      <text:p text:style-name="P7"><text:tab/>d) ¬(a V ¬b) V (a Λ b) = (¬a Λ b) V (a Λ b) = (¬a V a) Λ b = 1 Λ b = b</text:p>
      <text:p text:style-name="P7"/>
      <text:p text:style-name="P7"/>
      <text:p text:style-name="P7">9)</text:p>
      <text:p text:style-name="P7"><text:tab/>a) (p→q) Λ (p→r) = (¬p V q) Λ (¬p V r) = ¬p V (q Λ r) = p → (q Λ r)</text:p>
      <text:p text:style-name="P7"><text:tab/>b) (p Λ q) → (p V q) = ¬(p Λ q) V (p V q) = (¬p V ¬q) V (p V q) = ¬p V p V ¬q V q = 1 V 1 = 1</text:p>
      <text:p text:style-name="P7"/>
      <text:p text:style-name="P7">10)</text:p>
      <text:p text:style-name="P7"><text:tab/>(p Λ ¬q Λ ¬r) V (p Λ ¬q Λ r) V (p Λ q Λ ¬r) V (p Λ q Λ r) </text:p>
      <text:p text:style-name="P7"><text:tab/>= ¬(¬p V q V r) V ¬(¬p V q V ¬r) V ¬(¬p V ¬q V r) V ¬(¬p V ¬q V ¬r)</text:p>
      <text:p text:style-name="P7"><text:tab/>= ¬(¬p V q V ¬q V r V ¬r) </text:p>
      <text:p text:style-name="P7"><text:tab/>= ¬(¬p V 1 V 1) </text:p>
      <text:p text:style-name="P7"><text:tab/>= (p Λ 1 Λ 1) </text:p>
      <text:p text:style-name="P7"><text:tab/>= p</text:p>
      <text:p text:style-name="P7"/>
      <text:p text:style-name="P7">11)</text:p>
      <text:p text:style-name="P7"><text:tab/>(r%2) Λ 1</text:p>
      <text:p text:style-name="P7"><text:tab/>Hvis p = bit1:</text:p>
      <text:p text:style-name="P7"><text:tab/><text:tab/><text:tab/>p<text:span text:style-name="T3">resultat</text:span> = p<text:span text:style-name="T3">1</text:span>↔p<text:span text:style-name="T3">2</text:span></text:p>
      <text:p text:style-name="P7"><text:span text:style-name="T3"><text:tab/>(Ikke helt sikker på hva som menes med denne oppgaven)</text:span></text:p>
      <text:p text:style-name="P7"><text:span text:style-name="T3"/></text:p>
      <text:p text:style-name="Standard">12)</text:p>
      <text:p text:style-name="Standard"><text:tab/>a) usann, hvis <text:span text:style-name="T12">x</text:span> = 1 (1<text:span text:style-name="T4">≥</text:span><text:span text:style-name="T6">2 er usannt)</text:span></text:p>
      <text:p text:style-name="Standard"><text:span text:style-name="T6"><text:tab/>b) sann: -1&lt;0, <text:s/>-1</text:span><text:span text:style-name="T8">2</text:span>&gt;0</text:p>
      <text:p text:style-name="Standard"><text:tab/>c) usann, 2<text:span text:style-name="T7">2</text:span> &gt; 2</text:p>
      <text:p text:style-name="Standard"><text:tab/>d) sann</text:p>
      <text:p text:style-name="Standard"><text:tab/>e) sann, 0<text:span text:style-name="T7">2</text:span>=0, 2<text:span text:style-name="T7">2</text:span>&gt;2, 1<text:span text:style-name="T7">2</text:span> = 1, -1<text:span text:style-name="T7">2</text:span>&gt;-1</text:p>
      <text:p text:style-name="P4"><text:tab/>f) usann, -1 <text:span text:style-name="T4">≤</text:span><text:span text:style-name="T6"> </text:span><text:span text:style-name="T9">ℕ, 0 </text:span><text:span text:style-name="T4">≤ </text:span><text:span text:style-name="T10">ℕ</text:span></text:p>
      <text:p text:style-name="P4"><text:span text:style-name="T10"><text:tab/>g) sann, -1 &lt; ℕ</text:span></text:p>
      <text:p text:style-name="P4"><text:span text:style-name="T10"/></text:p>
      <text:p text:style-name="P4"><text:span text:style-name="T10">13)</text:span></text:p>
      <text:p text:style-name="P4"><text:span text:style-name="T10"><text:tab/>a) Sant. Om </text:span><text:span text:style-name="T11">x</text:span><text:span text:style-name="T10">=3 kommer (</text:span><text:span text:style-name="T11">x</text:span><text:span text:style-name="T10">&gt;2) vara falskt, och oavsett om (</text:span><text:span text:style-name="T11">x</text:span><text:span text:style-name="T10">&lt;</text:span><text:span text:style-name="T11">y</text:span><text:span text:style-name="T10">) är sann blir därmed hela <text:tab/><text:tab/> <text:s text:c="3"/>uttrycket sant</text:span></text:p>
      <text:p text:style-name="P4"><text:span text:style-name="T10"><text:tab/>b) Falskt. Om </text:span><text:span text:style-name="T11">y</text:span><text:span text:style-name="T10">&lt;</text:span><text:span text:style-name="T11">x</text:span><text:span text:style-name="T10"> blir uttrycket falskt</text:span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oft-page-break/><text:span text:style-name="T10">14)</text:span></text:p>
      <text:p text:style-name="P4"><text:span text:style-name="T10"><text:tab/>a) Falskt</text:span></text:p>
      <text:p text:style-name="P4"><text:span text:style-name="T10"><text:tab/>b) Sant</text:span></text:p>
      <text:p text:style-name="P4"><text:span text:style-name="T10"><text:tab/>c) Falskt (e</text:span><text:span text:style-name="T11">x</text:span><text:span text:style-name="T10">. </text:span><text:span text:style-name="T11">x</text:span><text:span text:style-name="T10">=5, </text:span><text:span text:style-name="T11">y</text:span><text:span text:style-name="T10">=3: 5</text:span><text:span text:style-name="T4">≠</text:span><text:span text:style-name="T10">6)</text:span></text:p>
      <text:p text:style-name="P4"><text:span text:style-name="T10"><text:tab/>d) Falskt</text:span></text:p>
      <text:p text:style-name="P4"><text:span text:style-name="T10"><text:tab/>e) Falskt. Exempelvis om </text:span><text:span text:style-name="T11">x</text:span><text:span text:style-name="T10">=0, då måste både z och </text:span><text:span text:style-name="T11">y</text:span><text:span text:style-name="T10"> vara 0, och då blir (z</text:span><text:span text:style-name="T4">≠</text:span><text:span text:style-name="T5">y</text:span><text:span text:style-name="T4">) falskt och <text:tab/><text:tab/> <text:s text:c="3"/>därmed hela uttrycket</text:span></text:p>
      <text:p text:style-name="P4"><text:span text:style-name="T4"/></text:p>
      <text:p text:style-name="P4"><text:span text:style-name="T4">15)</text:span></text:p>
      <text:p text:style-name="P4"><text:span text:style-name="T4"><text:tab/>a) Minst en flygplats har direktflyg till alla andra flygplatser</text:span></text:p>
      <text:p text:style-name="P4"><text:span text:style-name="T4"><text:tab/>b) Minst en flygplats har inte direktflyg till alla andra flygplatser</text:span></text:p>
      <text:p text:style-name="P4"><text:span text:style-name="T4"><text:tab/>c) För alla </text:span><text:span text:style-name="T5">x</text:span><text:span text:style-name="T4"> och alla y finns minst en flygplats z som låter dig flyga sträckan </text:span><text:span text:style-name="T5">x</text:span><text:span text:style-name="T4"> → z → </text:span><text:span text:style-name="T5">y</text:span><text:span text:style-name="T4">; det<text:tab/> <text:s text:c="2"/><text:tab/> <text:s text:c="3"/>finns alltså minst en mellanlandnings-flygplats tillgänglig för alla sträckor från </text:span><text:span text:style-name="T5">x</text:span><text:span text:style-name="T4"> till y</text:span></text:p>
      <text:p text:style-name="P4"><text:span text:style-name="T4"><text:tab/>d) Det finns minst en mellanlandnings-flygplats tillgänglig för minst 1 destination var du än <text:tab/> <text:s/><text:tab/> <text:s text:c="3"/>flyger frå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sana Math" svg:font-family="'Asana Math'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1T02:48:36</meta:creation-date>
    <dc:date>2012-10-01T05:34:43</dc:date>
    <meta:editing-duration>PT2H30M54S</meta:editing-duration>
    <meta:editing-cycles>4</meta:editing-cycles>
    <meta:generator>LibreOffice/3.5$Linux_X86_64 LibreOffice_project/350m1$Build-2</meta:generator>
    <meta:document-statistic meta:table-count="11" meta:image-count="0" meta:object-count="0" meta:page-count="6" meta:paragraph-count="460" meta:word-count="1006" meta:character-count="2840" meta:non-whitespace-character-count="2156"/>
    <meta:user-defined meta:name="Info 1"/>
    <meta:user-defined meta:name="Info 2"/>
    <meta:user-defined meta:name="Info 3"/>
    <meta:user-defined meta:name="Info 4"/>
  </office:meta>
</office:document-meta>
</file>